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allButton.mouseReleas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allButton.mouseExit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allButton.mousePressed( Mous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allButton.mouseClick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mallButton.getAlignmen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Button.SmallBut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mallButton.getIn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Button.getB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Button.mouseEntered( Mous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allButton.SmallButton( Action 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